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13cm"/>
    </style:style>
    <style:style style:name="co4" style:family="table-column">
      <style:table-column-properties fo:break-before="auto" style:column-width="0.965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0.266cm"/>
    </style:style>
    <style:style style:name="co8" style:family="table-column">
      <style:table-column-properties fo:break-before="auto" style:column-width="0.766cm"/>
    </style:style>
    <style:style style:name="co9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活力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float" office:value="20210602" calcext:value-type="float">
            <text:p>20210602</text:p>
          </table:table-cell>
          <table:table-cell office:value-type="float" office:value="20210603" calcext:value-type="float">
            <text:p>20210603</text:p>
          </table:table-cell>
          <table:table-cell office:value-type="float" office:value="20210604" calcext:value-type="float">
            <text:p>20210604</text:p>
          </table:table-cell>
          <table:table-cell office:value-type="float" office:value="20210605" calcext:value-type="float">
            <text:p>202106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15" calcext:value-type="float">
            <text:p>0.15</text:p>
          </table:table-cell>
          <table:table-cell table:number-columns-repeated="11"/>
          <table:table-cell table:formula="of:=SUM([.C2:.M2])*[.B2]" office:value-type="float" office:value="0" calcext:value-type="float">
            <text:p>0</text:p>
          </table:table-cell>
          <table:table-cell table:number-columns-repeated="2"/>
          <table:table-cell table:formula="of:=[.P2]*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table:formula="of:=SUM([.C3:.M3])*[.B3]" office:value-type="float" office:value="1.32" calcext:value-type="float">
            <text:p>1.32</text:p>
          </table:table-cell>
          <table:table-cell table:number-columns-repeated="2"/>
          <table:table-cell table:formula="of:=[.P3]*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formula="of:=SUM([.C4:.M4])*[.B4]" office:value-type="float" office:value="0.18" calcext:value-type="float">
            <text:p>0.18</text:p>
          </table:table-cell>
          <table:table-cell table:number-columns-repeated="2"/>
          <table:table-cell table:formula="of:=[.P4]*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2" calcext:value-type="float">
            <text:p>0.02</text:p>
          </table:table-cell>
          <table:table-cell table:number-columns-repeated="11"/>
          <table:table-cell table:formula="of:=SUM([.C5:.M5])*[.B5]" office:value-type="float" office:value="0" calcext:value-type="float">
            <text:p>0</text:p>
          </table:table-cell>
          <table:table-cell table:number-columns-repeated="2"/>
          <table:table-cell table:formula="of:=[.P5]*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2" calcext:value-type="float">
            <text:p>0.02</text:p>
          </table:table-cell>
          <table:table-cell table:number-columns-repeated="11"/>
          <table:table-cell table:formula="of:=SUM([.C6:.M6])*[.B6]" office:value-type="float" office:value="0" calcext:value-type="float">
            <text:p>0</text:p>
          </table:table-cell>
          <table:table-cell table:number-columns-repeated="2"/>
          <table:table-cell table:formula="of:=[.P6]*[.B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8水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table:formula="of:=SUM([.C7:.M7])*[.B7]" office:value-type="float" office:value="1.6" calcext:value-type="float">
            <text:p>1.6</text:p>
          </table:table-cell>
          <table:table-cell table:number-columns-repeated="2"/>
          <table:table-cell table:formula="of:=[.P7]*[.B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双击</text:p>
          </table:table-cell>
          <table:table-cell office:value-type="float" office:value="0.07" calcext:value-type="float">
            <text:p>0.07</text:p>
          </table:table-cell>
          <table:table-cell table:number-columns-repeated="11"/>
          <table:table-cell table:formula="of:=SUM([.C8:.M8])*[.B8]" office:value-type="float" office:value="0" calcext:value-type="float">
            <text:p>0</text:p>
          </table:table-cell>
          <table:table-cell table:number-columns-repeated="2"/>
          <table:table-cell table:formula="of:=[.P8]*[.B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罩</text:p>
          </table:table-cell>
          <table:table-cell office:value-type="float" office:value="0.07" calcext:value-type="float">
            <text:p>0.07</text:p>
          </table:table-cell>
          <table:table-cell table:number-columns-repeated="11"/>
          <table:table-cell table:formula="of:=SUM([.C9:.M9])*[.B9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P9]*[.B9]"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油500ML</text:p>
          </table:table-cell>
          <table:table-cell table:formula="of:=1000/10000*500/100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formula="of:=SUM([.C10:.M10])*[.B10]" office:value-type="float" office:value="2" calcext:value-type="float">
            <text:p>2</text:p>
          </table:table-cell>
          <table:table-cell table:number-columns-repeated="2"/>
          <table:table-cell table:formula="of:=[.P10]*[.B10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SUM([.C11:.M11])*[.B11]" office:value-type="float" office:value="0" calcext:value-type="float">
            <text:p>0</text:p>
          </table:table-cell>
          <table:table-cell table:number-columns-repeated="2"/>
          <table:table-cell table:formula="of:=[.P11]*[.B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3"/>
          <table:table-cell table:formula="of:=SUM([.N1:.N14])" office:value-type="float" office:value="5.1" calcext:value-type="float">
            <text:p>5.1</text:p>
          </table:table-cell>
          <table:table-cell table:number-columns-repeated="2"/>
          <table:table-cell table:formula="of:=SUM([.Q1:.Q14])" office:value-type="float" office:value="2.1" calcext:value-type="float">
            <text:p>2.1</text:p>
          </table:table-cell>
        </table:table-row>
        <table:table-row table:style-name="ro1">
          <table:table-cell table:number-columns-repeated="11"/>
          <table:table-cell office:value-type="float" office:value="20210603" calcext:value-type="float">
            <text:p>20210603</text:p>
          </table:table-cell>
          <table:table-cell office:value-type="float" office:value="2" calcext:value-type="float">
            <text:p>2</text:p>
          </table:table-cell>
          <table:table-cell table:formula="of:=[.N15]-[.M16]-[.M17]"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210605" calcext:value-type="float">
            <text:p>2021060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table table:name="202106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0" calcext:value-type="float">
            <text:p>0</text:p>
          </table:table-cell>
          <table:table-cell table:formula="of:=5500*4-[.D22]" office:value-type="float" office:value="22000" calcext:value-type="float">
            <text:p>220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6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style-name="ce3" table:formula="of:=[.B9]*[.C9]"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style-name="ce3" table:formula="of:=[.B10]*[.C10]"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2]*[.C12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3" table:formula="of:=[.B14]*[.C14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22000" calcext:value-type="float">
            <text:p>22000</text:p>
          </table:table-cell>
          <table:table-cell table:formula="of:=5500*4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60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style-name="ce3" table:formula="of:=[.B2]*[.C2]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9]*[.C9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30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27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style-name="ce3" table:formula="of:=[.B10]*[.C10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2]*[.C12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6500" calcext:value-type="float">
            <text:p>16500</text:p>
          </table:table-cell>
          <table:table-cell table:formula="of:=5500*3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27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4]*[.C4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3" table:formula="of:=[.B9]*[.C9]"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3" table:formula="of:=[.B13]*[.C1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style-name="ce3" table:formula="of:=[.B1]*[.C1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style-name="ce3" table:formula="of:=[.B2]*[.C2]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style-name="ce3" table:formula="of:=[.B4]*[.C4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2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3" table:formula="of:=[.B12]*[.C12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9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3" table:formula="of:=[.B10]*[.C10]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9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]*[.C2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4]*[.C4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3" table:formula="of:=[.B8]*[.C8]"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9]*[.C9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9]*[.C9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3" table:formula="of:=[.B1]*[.C1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3" table:formula="of:=[.B4]*[.C4]"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5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3" table:formula="of:=[.B1]*[.C1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3" table:formula="of:=[.B2]*[.C2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style-name="ce3" table:formula="of:=[.B6]*[.C6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12]*[.C12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5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1]*[.C1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3" table:formula="of:=[.B4]*[.C4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9]*[.C9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9]*[.C9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3" table:formula="of:=[.B12]*[.C12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2c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1]*[.C1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style-name="ce3" table:formula="of:=[.B2]*[.C2]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2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2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3" table:formula="of:=[.B14]*[.C14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]*[.C2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08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08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05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05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1]*[.C1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style-name="ce3" table:formula="of:=[.B2]*[.C2]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4]*[.C4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style-name="ce3" table:formula="of:=[.B10]*[.C10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50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3" table:formula="of:=[.B1]*[.C1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" table:formula="of:=[.B4]*[.C4]"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style-name="ce3" table:formula="of:=[.B6]*[.C6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0]*[.C10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12]*[.C12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3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9]*[.C9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3" table:formula="of:=[.B4]*[.C4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9]*[.C9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12]*[.C12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3" table:formula="of:=[.B14]*[.C14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6500" calcext:value-type="float">
            <text:p>16500</text:p>
          </table:table-cell>
          <table:table-cell table:formula="of:=5500*3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10]*[.C10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3" table:formula="of:=[.B1]*[.C1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]*[.C2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0]*[.C10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3" table:formula="of:=[.B1]*[.C1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style-name="ce3" table:formula="of:=[.B2]*[.C2]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style-name="ce3" table:formula="of:=[.B6]*[.C6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3" table:formula="of:=[.B1]*[.C1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3" table:formula="of:=[.B2]*[.C2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style-name="ce3" table:formula="of:=[.B4]*[.C4]"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1]*[.C1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]*[.C2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4]*[.C4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3" table:formula="of:=[.B1]*[.C1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9]*[.C9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style-name="ce3" table:formula="of:=[.B10]*[.C10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style-name="ce3" table:formula="of:=[.B9]*[.C9]"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3" table:formula="of:=[.B13]*[.C1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0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10]*[.C10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20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3" table:formula="of:=[.B1]*[.C1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3" table:formula="of:=[.B2]*[.C2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9]*[.C9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3" table:formula="of:=[.B1]*[.C1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9]*[.C9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style-name="ce3" table:formula="of:=[.B2]*[.C2]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4]*[.C4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2]*[.C12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3" table:formula="of:=[.B2]*[.C2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4]*[.C4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3" table:formula="of:=[.B1]*[.C1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]*[.C2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9]*[.C9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10]*[.C10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12]*[.C12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3" table:formula="of:=[.B1]*[.C1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]*[.C2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9]*[.C9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style-name="ce3" table:formula="of:=[.B10]*[.C10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1]*[.C1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3" table:formula="of:=[.B13]*[.C1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3c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1]*[.C1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style-name="ce3" table:formula="of:=[.B2]*[.C2]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2]*[.C12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3" table:formula="of:=[.B13]*[.C1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3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style-name="ce3" table:formula="of:=[.B14]*[.C14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3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1]*[.C1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3" table:formula="of:=[.B1]*[.C1]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style-name="ce3" table:formula="of:=[.B4]*[.C4]"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9]*[.C9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08d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1]*[.C1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08c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table:formula="of:=[.B1]*[.C1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" table:formula="of:=[.B4]*[.C4]"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3" table:formula="of:=[.B7]*[.C7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08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style-name="ce3" table:formula="of:=[.B2]*[.C2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08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formula="of:=[.B2]*[.C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9]*[.C9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style-name="ce3" table:formula="of:=[.B14]*[.C14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]*[.C2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9]*[.C9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1]*[.C1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]*[.C2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3" table:formula="of:=[.B4]*[.C4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0]*[.C10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12]*[.C12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3" table:formula="of:=[.B14]*[.C14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6500" calcext:value-type="float">
            <text:p>16500</text:p>
          </table:table-cell>
          <table:table-cell table:formula="of:=5500*3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0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4]*[.C4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9]*[.C9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3" table:formula="of:=[.B13]*[.C1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style-name="ce3" table:formula="of:=[.B14]*[.C14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22000" calcext:value-type="float">
            <text:p>22000</text:p>
          </table:table-cell>
          <table:table-cell table:formula="of:=5500*4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40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]*[.C2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4]*[.C4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3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3" table:formula="of:=[.B1]*[.C1]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style-name="ce3" table:formula="of:=[.B2]*[.C2]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4]*[.C4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style-name="ce3" table:formula="of:=[.B4]*[.C4]"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9]*[.C9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2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1]*[.C1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style-name="ce3" table:formula="of:=[.B9]*[.C9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ce3" table:formula="of:=[.B1]*[.C1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3" table:formula="of:=[.B4]*[.C4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2]*[.C12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3" table:formula="of:=[.B13]*[.C1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2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B1]*[.C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0]*[.C10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style-name="ce3" table:formula="of:=[.B14]*[.C14]" office:value-type="float" office:value="12000" calcext:value-type="float">
            <text:p>12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6500" calcext:value-type="float">
            <text:p>16500</text:p>
          </table:table-cell>
          <table:table-cell table:formula="of:=5500*3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style-name="ce3" table:formula="of:=[.B1]*[.C1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table:style-name="ce3" table:formula="of:=[.B4]*[.C4]"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style-name="ce3" table:formula="of:=[.B6]*[.C6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"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9]*[.C9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10]*[.C10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12]*[.C12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3" table:formula="of:=[.B13]*[.C1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2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2]*[.C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5200" calcext:value-type="float">
            <text:p>5200</text:p>
          </table:table-cell>
          <table:table-cell table:formula="of:=5500-[.D12]" office:value-type="float" office:value="300" calcext:value-type="float">
            <text:p>3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21]/[.H20]*[.G2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1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style-name="ce3" table:formula="of:=[.B2]*[.C2]"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" table:formula="of:=[.B3]*[.C3]"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style-name="ce3" table:formula="of:=[.B5]*[.C5]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8]*[.C8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9]*[.C9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11]*[.C11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style-name="ce3" table:formula="of:=[.B12]*[.C12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style-name="ce3" table:formula="of:=[.B13]*[.C13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:.D21])" office:value-type="float" office:value="33000" calcext:value-type="float">
            <text:p>33000</text:p>
          </table:table-cell>
          <table:table-cell table:formula="of:=5500*6-[.D2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table:formula="of:=[.H31]/[.H30]*[.G30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103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5]/[.H24]*[.G24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14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20])" office:value-type="float" office:value="5500" calcext:value-type="float">
            <text:p>5500</text:p>
          </table:table-cell>
          <table:table-cell table:formula="of:=5500-[.D2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30]/[.H29]*[.G29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14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3]*[.C3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金箱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23])" office:value-type="float" office:value="5500" calcext:value-type="float">
            <text:p>5500</text:p>
          </table:table-cell>
          <table:table-cell table:formula="of:=5500-[.D2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33]/[.H32]*[.G3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23])" office:value-type="float" office:value="5500" calcext:value-type="float">
            <text:p>5500</text:p>
          </table:table-cell>
          <table:table-cell table:formula="of:=5500-[.D2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33]/[.H32]*[.G3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formula="of:=[.B6]*[.C6]"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23])" office:value-type="float" office:value="16500" calcext:value-type="float">
            <text:p>16500</text:p>
          </table:table-cell>
          <table:table-cell table:formula="of:=5500*3-[.D2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33]/[.H32]*[.G3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23])" office:value-type="float" office:value="5500" calcext:value-type="float">
            <text:p>5500</text:p>
          </table:table-cell>
          <table:table-cell table:formula="of:=5500-[.D2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33]/[.H32]*[.G3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0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23])" office:value-type="float" office:value="5900" calcext:value-type="float">
            <text:p>5900</text:p>
          </table:table-cell>
          <table:table-cell table:formula="of:=5500-[.D24]" office:value-type="float" office:value="-400" calcext:value-type="float">
            <text:p>-40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33]/[.H32]*[.G3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3]*[.C3]"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B6]*[.C6]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2]*[.C12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23])" office:value-type="float" office:value="33000" calcext:value-type="float">
            <text:p>33000</text:p>
          </table:table-cell>
          <table:table-cell table:formula="of:=5500*6-[.D2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33]/[.H32]*[.G3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00" calcext:value-type="float">
            <text:p>1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23])" office:value-type="float" office:value="22000" calcext:value-type="float">
            <text:p>22000</text:p>
          </table:table-cell>
          <table:table-cell table:formula="of:=5500*4-[.D2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33]/[.H32]*[.G3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0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00" calcext:value-type="float">
            <text:p>1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7])" office:value-type="float" office:value="16500" calcext:value-type="float">
            <text:p>16500</text:p>
          </table:table-cell>
          <table:table-cell table:formula="of:=5500*3-[.D1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7]/[.H26]*[.G26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30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1]*[.C1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3]*[.C3]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B4]*[.C4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6]*[.C6]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table:formula="of:=[.B8]*[.C8]" office:value-type="float" office:value="24000" calcext:value-type="float">
            <text:p>2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11]*[.C11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7])" office:value-type="float" office:value="49500" calcext:value-type="float">
            <text:p>49500</text:p>
          </table:table-cell>
          <table:table-cell table:formula="of:=5500*9-[.D1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7]/[.H26]*[.G26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formula="of:=[.B9]*[.C9]"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1]*[.C11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7])" office:value-type="float" office:value="33000" calcext:value-type="float">
            <text:p>33000</text:p>
          </table:table-cell>
          <table:table-cell table:formula="of:=5500*6-[.D1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7]/[.H26]*[.G26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7])" office:value-type="float" office:value="5500" calcext:value-type="float">
            <text:p>5500</text:p>
          </table:table-cell>
          <table:table-cell table:formula="of:=5500-[.D1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7]/[.H26]*[.G26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8]*[.C8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10]*[.C10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11]*[.C11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27500" calcext:value-type="float">
            <text:p>27500</text:p>
          </table:table-cell>
          <table:table-cell table:formula="of:=5500*5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7])" office:value-type="float" office:value="5500" calcext:value-type="float">
            <text:p>5500</text:p>
          </table:table-cell>
          <table:table-cell table:formula="of:=5500-[.D1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7]/[.H26]*[.G26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1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7])" office:value-type="float" office:value="5500" calcext:value-type="float">
            <text:p>5500</text:p>
          </table:table-cell>
          <table:table-cell table:formula="of:=5500-[.D1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7]/[.H26]*[.G26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1]*[.C1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7])" office:value-type="float" office:value="5500" calcext:value-type="float">
            <text:p>5500</text:p>
          </table:table-cell>
          <table:table-cell table:formula="of:=5500-[.D1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7]/[.H26]*[.G26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17c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17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17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[.B3]*[.C3]"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11000" calcext:value-type="float">
            <text:p>11000</text:p>
          </table:table-cell>
          <table:table-cell table:formula="of:=5500*2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0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8]*[.C8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9]*[.C9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10]*[.C10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11]*[.C11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22000" calcext:value-type="float">
            <text:p>22000</text:p>
          </table:table-cell>
          <table:table-cell table:formula="of:=5500*4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0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16500" calcext:value-type="float">
            <text:p>16500</text:p>
          </table:table-cell>
          <table:table-cell table:formula="of:=5500*3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2]*[.C2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3]*[.C3]"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11000" calcext:value-type="float">
            <text:p>11000</text:p>
          </table:table-cell>
          <table:table-cell table:formula="of:=5500*2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10]*[.C10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12]*[.C12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3]*[.C13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16500" calcext:value-type="float">
            <text:p>16500</text:p>
          </table:table-cell>
          <table:table-cell table:formula="of:=5500*3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20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B5]*[.C5]"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10]*[.C10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22000" calcext:value-type="float">
            <text:p>22000</text:p>
          </table:table-cell>
          <table:table-cell table:formula="of:=5500*4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3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2]*[.C2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6]/[.H25]*[.G25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B1]*[.C1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6]/[.H25]*[.G25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2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2]*[.C1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6])" office:value-type="float" office:value="27500" calcext:value-type="float">
            <text:p>27500</text:p>
          </table:table-cell>
          <table:table-cell table:formula="of:=5500*5-[.D17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6]/[.H25]*[.G25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B3]*[.C3]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6]/[.H25]*[.G25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6]/[.H25]*[.G25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8]*[.C8]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0]*[.C10]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6])" office:value-type="float" office:value="16500" calcext:value-type="float">
            <text:p>16500</text:p>
          </table:table-cell>
          <table:table-cell table:formula="of:=5500*3-[.D17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6]/[.H25]*[.G25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2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B4]*[.C4]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6])" office:value-type="float" office:value="16500" calcext:value-type="float">
            <text:p>16500</text:p>
          </table:table-cell>
          <table:table-cell table:formula="of:=5500*3-[.D17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6]/[.H25]*[.G25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6]/[.H25]*[.G25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B3]*[.C3]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5]/[.H24]*[.G24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[.B5]*[.C5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5])" office:value-type="float" office:value="16500" calcext:value-type="float">
            <text:p>16500</text:p>
          </table:table-cell>
          <table:table-cell table:formula="of:=5500*3-[.D16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5]/[.H24]*[.G24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8])" office:value-type="float" office:value="11000" calcext:value-type="float">
            <text:p>11000</text:p>
          </table:table-cell>
          <table:table-cell table:formula="of:=5500*2-[.D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8]/[.H27]*[.G27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3]/[.H22]*[.G2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4]*[.C4]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3]/[.H22]*[.G2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0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3]/[.H22]*[.G2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07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2]*[.C2]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9]*[.C9]"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3])" office:value-type="float" office:value="22000" calcext:value-type="float">
            <text:p>22000</text:p>
          </table:table-cell>
          <table:table-cell table:formula="of:=5500*4-[.D1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3]/[.H22]*[.G2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07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B2]*[.C2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formula="of:=[.H23]/[.H22]*[.G22]" office:value-type="float" office:value="0.0218181818181818" calcext:value-type="float">
            <text:p>0.02181818181818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202101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1010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[.B3]*[.C3]"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formula="of:=[.B11]*[.C11]"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27500" calcext:value-type="float">
            <text:p>27500</text:p>
          </table:table-cell>
          <table:table-cell table:formula="of:=5500*5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3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5]*[.C5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5])" office:value-type="float" office:value="16500" calcext:value-type="float">
            <text:p>16500</text:p>
          </table:table-cell>
          <table:table-cell table:formula="of:=5500*3-[.D1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27500" calcext:value-type="float">
            <text:p>27500</text:p>
          </table:table-cell>
          <table:table-cell table:formula="of:=5500*5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2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3]*[.C3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7])" office:value-type="float" office:value="16500" calcext:value-type="float">
            <text:p>16500</text:p>
          </table:table-cell>
          <table:table-cell table:formula="of:=5500*3-[.D18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formula="of:=[.B3]*[.C3]"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0]*[.C10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22000" calcext:value-type="float">
            <text:p>22000</text:p>
          </table:table-cell>
          <table:table-cell table:formula="of:=5500*4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3]*[.C3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27500" calcext:value-type="float">
            <text:p>27500</text:p>
          </table:table-cell>
          <table:table-cell table:formula="of:=5500*5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5]*[.C5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5]*[.C5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10]*[.C10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27500" calcext:value-type="float">
            <text:p>27500</text:p>
          </table:table-cell>
          <table:table-cell table:formula="of:=5500*5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B3]*[.C3]"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5])" office:value-type="float" office:value="11000" calcext:value-type="float">
            <text:p>11000</text:p>
          </table:table-cell>
          <table:table-cell table:formula="of:=5500*2-[.D1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1])" office:value-type="float" office:value="16500" calcext:value-type="float">
            <text:p>16500</text:p>
          </table:table-cell>
          <table:table-cell table:formula="of:=5500*3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5500" calcext:value-type="float">
            <text:p>5500</text:p>
          </table:table-cell>
          <table:table-cell table:formula="of:=5500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5500" calcext:value-type="float">
            <text:p>5500</text:p>
          </table:table-cell>
          <table:table-cell table:formula="of:=5500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16500" calcext:value-type="float">
            <text:p>16500</text:p>
          </table:table-cell>
          <table:table-cell table:formula="of:=5500*3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2]*[.C1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2])" office:value-type="float" office:value="11000" calcext:value-type="float">
            <text:p>11000</text:p>
          </table:table-cell>
          <table:table-cell table:formula="of:=5500*2-[.D2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1]*[.C1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formula="of:=[.B12]*[.C12]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14]*[.C1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6]*[.C1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3])" office:value-type="float" office:value="16500" calcext:value-type="float">
            <text:p>16500</text:p>
          </table:table-cell>
          <table:table-cell table:formula="of:=5500*3-[.D2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9]*[.C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formula="of:=[.B10]*[.C10]"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4])" office:value-type="float" office:value="5500" calcext:value-type="float">
            <text:p>5500</text:p>
          </table:table-cell>
          <table:table-cell table:formula="of:=5500-[.D2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8]*[.C8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8])" office:value-type="float" office:value="22000" calcext:value-type="float">
            <text:p>22000</text:p>
          </table:table-cell>
          <table:table-cell table:formula="of:=5500*4-[.D1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3"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3"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3"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0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3]*[.C3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0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3" table:formula="of:=[.B2]*[.C2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3" table:formula="of:=[.B3]*[.C3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3" table:formula="of:=[.B4]*[.C4]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11000" calcext:value-type="float">
            <text:p>11000</text:p>
          </table:table-cell>
          <table:table-cell table:formula="of:=5500*2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11000" calcext:value-type="float">
            <text:p>11000</text:p>
          </table:table-cell>
          <table:table-cell table:formula="of:=5500*2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float" office:value="2500" calcext:value-type="float">
            <text:p>25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0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4]*[.C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4])" office:value-type="float" office:value="5500" calcext:value-type="float">
            <text:p>5500</text:p>
          </table:table-cell>
          <table:table-cell table:formula="of:=5500-[.D2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03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2]*[.C12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16800" calcext:value-type="float">
            <text:p>16800</text:p>
          </table:table-cell>
          <table:table-cell table:formula="of:=5500*3-[.D17]" office:value-type="float" office:value="-300" calcext:value-type="float">
            <text:p>-3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3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6]*[.C6]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B8]*[.C8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5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5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4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4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formula="of:=[.B8]*[.C8]"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22000" calcext:value-type="float">
            <text:p>22000</text:p>
          </table:table-cell>
          <table:table-cell table:formula="of:=5500*4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4]*[.C4]" office:value-type="float" office:value="10200" calcext:value-type="float">
            <text:p>10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3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3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B1]*[.C1]" office:value-type="float" office:value="7500" calcext:value-type="float">
            <text:p>7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3]*[.C3]" office:value-type="float" office:value="390" calcext:value-type="float">
            <text:p>3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3" table:formula="of:=[.B4]*[.C4]" office:value-type="float" office:value="1950" calcext:value-type="float">
            <text:p>19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3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3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B1]*[.C1]" office:value-type="float" office:value="3500" calcext:value-type="float">
            <text:p>3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5]*[.C5]" office:value-type="float" office:value="10800" calcext:value-type="float">
            <text:p>10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3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B1]*[.C1]" office:value-type="float" office:value="14000" calcext:value-type="float">
            <text:p>1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]*[.C1]" office:value-type="float" office:value="9000" calcext:value-type="float">
            <text:p>9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0" calcext:value-type="float">
            <text:p>8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3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B1]*[.C1]" office:value-type="float" office:value="7000" calcext:value-type="float">
            <text:p>7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3" table:formula="of:=[.B2]*[.C2]" office:value-type="float" office:value="15000" calcext:value-type="float">
            <text:p>15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3" table:formula="of:=[.B4]*[.C4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2]*[.C2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3" table:formula="of:=[.B3]*[.C3]" office:value-type="float" office:value="10500" calcext:value-type="float">
            <text:p>10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4]*[.C4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2]*[.C2]" office:value-type="float" office:value="9600" calcext:value-type="float">
            <text:p>9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5]*[.C5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3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5]*[.C5]" office:value-type="float" office:value="4000" calcext:value-type="float">
            <text:p>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灌木、小灌木、大灌木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3" table:formula="of:=[.B3]*[.C3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ce3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3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29]*[.C29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蘑菇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00/00/00</text:date>, <text:time style:data-style-name="N2" text:time-value="12:58:38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6T06:10:04.025910001</meta:creation-date>
    <dc:date>2021-06-05T13:11:24.579000000</dc:date>
    <meta:editing-duration>P11DT23H13M20S</meta:editing-duration>
    <meta:editing-cycles>641</meta:editing-cycles>
    <meta:generator>LibreOffice/7.1.3.2$Windows_X86_64 LibreOffice_project/47f78053abe362b9384784d31a6e56f8511eb1c1</meta:generator>
    <meta:document-statistic meta:table-count="309" meta:cell-count="13126" meta:object-count="0"/>
  </office:meta>
</office:document-meta>
</file>